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"/>
    <style:font-face style:name="Lohit Hindi1" svg:font-family="'Lohit Hindi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Comic Sans MS" fo:font-size="8pt" style:font-size-asian="7pt" style:font-size-complex="8pt"/>
    </style:style>
    <style:style style:name="P2" style:family="paragraph" style:parent-style-name="Table_20_Contents">
      <style:text-properties style:font-name="Comic Sans MS" fo:font-size="8pt" style:font-size-asian="8pt" style:font-size-complex="8pt"/>
    </style:style>
    <style:style style:name="P3" style:family="paragraph" style:parent-style-name="Table_20_Contents">
      <style:text-properties style:font-name="Courier New" fo:font-size="8pt" style:font-size-asian="7pt" style:font-size-complex="8pt"/>
    </style:style>
    <style:style style:name="P4" style:family="paragraph" style:parent-style-name="Table_20_Contents">
      <style:text-properties style:font-name="Courier New" fo:font-size="8pt" style:font-size-asian="7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Exemple de persistance d'un arbre généalogique 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">public void testGenealogicTree() {<text:line-break/>        Cache cache = GenericSystem.activateNewCacheOnANewEngine();<text:line-break/>        Tree bitree = cache.newTree("Tree");<text:line-break/>        final Node grandFather = bitree.newRoot("grandFather");<text:line-break/>        final Node grandMother = bitree.newRoot("grandMother");<text:line-break/>        final Node mother = bitree.newRoot("mother");<text:line-break/>        Node father = grandFather.addNode("father", grandMother);<text:line-break/>        Node fatherSister = grandFather.addNode("fatherSister", grandMother);<text:line-break/>        Node son = father.addNode("son", mother);<text:line-break/>        assert grandFather.getChildren().contains(father);<text:line-break/>        assert grandFather.getChildren().contains(fatherSister);<text:line-break/>        bitree.enableMultiDirectional();<text:line-break/>        assert grandMother.getChildren().contains(father);<text:line-break/>        assert grandMother.getChildren().contains(fatherSister);<text:line-break/>        bitree.disableMultiDirectional();<text:line-break/>        assert !bitree.isMultiDirectional();<text:line-break/>        assert grandMother.getChildren().isEmpty();<text:line-break/>        cache.flush();// Persist the tree<text:line-break/>    }</text:p>
          </table:table-cell>
        </table:table-row>
      </table:table>
      <text:p text:style-name="Standard"/>
      <text:p text:style-name="Standard">Voici comment persister une relation ManyToOne d'un arbre de composants graphiques vers leur couleur :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3">public void testAnalogicTree() {<text:line-break/>        Cache cache = GenericSystem.activateNewCacheOnANewEngine();<text:line-break/><text:line-break/>        Tree graphicComponent = cache.newTree("GraphicComponent");<text:line-break/>        Node webPage = graphicComponent.newRoot("webPage");<text:line-break/><text:line-break/>        Node header = webPage.addSubNode("header");<text:line-break/>        Node body = webPage.addSubNode("body");<text:line-break/>        Node footer = webPage.addSubNode("webPage");<text:line-break/><text:line-break/>        Type color = cache.newType("Color");<text:line-break/>        Generic red = color.newInstance("Red");<text:line-break/>        Generic blue = color.newInstance("Blue");<text:line-break/>        Generic yellow = color.newInstance("Yellow");<text:line-break/><text:line-break/>        Relation graphicComponentColor = graphicComponent.addRelation("GraphicComponentColor", color);<text:line-break/><text:line-break/>        /* not necessary */<text:line-break/>        graphicComponentColor.enablePropertyConstraint();<text:line-break/>        graphicComponentColor.enableSingularConstraint();<text:line-break/>        assert graphicComponentColor.isPropertyConstraintEnabled(); // just one value for targets<text:line-break/>        assert graphicComponentColor.isSingularConstraintEnabled(); // ManyToOne<text:line-break/><text:line-break/>        webPage.bind(graphicComponentColor, red);<text:line-break/>        header.bind(graphicComponentColor, blue);<text:line-break/>        footer.bind(graphicComponentColor, yellow);<text:line-break/><text:line-break/>        assert red.equals(body.getLink((Property) graphicComponentColor).getTargetComponent());<text:line-break/>        assert "red".equals(body.getLink((Property) graphicComponentColor).getValue());<text:line-break/><text:line-break/>        cache.flush();<text:line-break/>    }</text:p>
          </table:table-cell>
        </table:table-row>
      </table:table>
      <text:p text:style-name="Standard"/>
      <text:p text:style-name="Standard">Persistance d'un arbre et montage d'un cache sur un cache :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">public void testTree() {<text:line-break/>        Cache cache = GenericSystem.activateNewCacheOnANewEngine();<text:line-break/>        Tree tree = cache.newTree("Tree");<text:line-break/>        final Node root = tree.newRoot("Root");<text:line-break/>        Node child = root.addNode("Child");<text:line-break/>        Node child2 = root.addNode("Child2");<text:line-break/>        Node child3 = child.addNode("Child3");<text:line-break/><text:line-break/>        assert root.getMeta().equals(tree);<text:line-break/>        assert root.inheritsFrom(tree);<text:line-break/>        assert root.isInstanceOf(tree);<text:line-break/>        assert child.isAttributeOf(root);<text:line-break/>        assert child.isInstanceOf(tree);<text:line-break/>        assert child.getBaseComponent().equals(root);<text:line-break/>        assert !child3.inheritsFrom(root);<text:line-break/><text:soft-page-break/>        assert child3.isInstanceOf(tree);<text:line-break/>        assert child3.getBaseComponent().equals(child);<text:line-break/>        assert root.getInheritings().isEmpty();<text:line-break/>        assert tree.getAllInstances().containsAll(Arrays.asList(new Generic[] { root, child, child2, child3 }));<text:line-break/>        assert root.getChildren().contains(child);<text:line-break/>        assert root.getChildren().contains(root);<text:line-break/>        assert root.getChildren().contains(child2);<text:line-break/>        assert !root.getChildren().contains(child3);<text:line-break/>        assert child.getChildren().contains(child3);<text:line-break/>        assert !child.getChildren().contains(child);<text:line-break/>        assert child3.getChildren().isEmpty();<text:line-break/>        cache.flush();<text:line-break/><text:line-break/>        tree.enableReferentialIntegrity(Statics.FIRST_POS);<text:line-break/>        cache.activateNewSuperCache();// mount a cache for try<text:line-break/>        new RollbackCatcher() {<text:line-break/>            @Override<text:line-break/>            public void intercept() {<text:line-break/>                root.remove();<text:line-break/>            }<text:line-break/>        }.assertIsCausedBy(ReferentialIntegrityConstraintViolationException.class);<text:line-break/>        cache.activate();// cache is not dirty cause of supercache<text:line-break/>        tree.disableReferentialIntegrity(Statics.FIRST_POS);<text:line-break/>        root.remove(); // All nodes are cascade removed<text:line-break/>        cache.flush();<text:line-break/>    }</text:p>
          </table:table-cell>
        </table:table-row>
      </table:table>
      <text:p text:style-name="Standard"/>
      <text:p text:style-name="Standard"/>
      <text:p text:style-name="Standard">Implémentation d'un visitor :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">public abstract class AbstractTreeVisitor {<text:line-break/><text:line-break/>        protected Set&lt;Node&gt; alreadyVisited = new HashSet&lt;&gt;();<text:line-break/><text:line-break/>        public void traverse(Node node) {<text:line-break/>            if (alreadyVisited.add(node)) {<text:line-break/>                before(node);<text:line-break/>                for (Node child : node.getChildren())<text:line-break/>                    traverse(child);<text:line-break/>                after(node);<text:line-break/>            }<text:line-break/>        }<text:line-break/><text:line-break/>        public void before(Node node) { }<text:line-break/><text:line-break/>        public void after(Node node) {}<text:line-break/>    }</text:p>
          </table:table-cell>
        </table:table-row>
      </table:table>
      <text:p text:style-name="Standard"/>
      <text:p text:style-name="Standard">Exemple d'utilisation d'un visitor :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">public void visitTree() {<text:line-break/>        Cache cache = GenericSystem.activateNewCacheOnANewEngine();<text:line-break/>        Tree tree = cache.newTree("Tree");<text:line-break/>        final Node root = tree.newRoot("Root");<text:line-break/><text:line-break/>        Node child = root.addNode("Child");<text:line-break/>        Node child2 = root.addNode("Child2");<text:line-break/>        Node child3 = child.addNode("Child3");<text:line-break/><text:line-break/>        root.traverse(new Visitor() {<text:line-break/>            @Override<text:line-break/>            public void before(Node node) {<text:line-break/>                log.info("Prefixed : " + node);<text:line-break/>            }<text:line-break/>        });<text:line-break/><text:line-break/>        root.traverse(new Visitor() {<text:line-break/>            @Override<text:line-break/><text:soft-page-break/>            public void after(Node node) {<text:line-break/>                log.info("Postfixed : " + node);<text:line-break/>            }<text:line-break/>        });<text:line-break/>    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, Courier, monospace"/>
    <style:font-face style:name="Lohit Hindi1" svg:font-family="'Lohit Hindi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0T10:04:31</meta:creation-date>
    <meta:generator>LibreOffice/3.4$Unix LibreOffice_project/340m1$Build-502</meta:generator>
    <dc:date>2012-11-20T10:20:18</dc:date>
    <meta:editing-duration>PT11M28S</meta:editing-duration>
    <meta:editing-cycles>6</meta:editing-cycles>
    <meta:document-statistic meta:table-count="5" meta:image-count="0" meta:object-count="0" meta:page-count="3" meta:paragraph-count="10" meta:word-count="396" meta:character-count="5616" meta:non-whitespace-character-count="4249"/>
  </office:meta>
</office:document-meta>
</file>